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.2236in" fo:break-before="page" table:align="right" style:shadow="none"/>
    </style:style>
    <style:style style:name="Tabela1.A" style:family="table-column">
      <style:table-column-properties style:column-width="2.2236in"/>
    </style:style>
    <style:style style:name="Tabela1.1" style:family="table-row">
      <style:table-row-properties style:row-height="1.3743in"/>
    </style:style>
    <style:style style:name="Tabela1.A1" style:family="table-cell">
      <style:table-cell-properties fo:padding="0.0382in" fo:border="0.25pt solid #000000"/>
    </style:style>
    <style:style style:name="Table1" style:family="table">
      <style:table-properties style:width="2.1965in" fo:margin-left="-0.0292in" table:align="left" style:shadow="none"/>
    </style:style>
    <style:style style:name="Table1.A" style:family="table-column">
      <style:table-column-properties style:column-width="0.7785in"/>
    </style:style>
    <style:style style:name="Table1.B" style:family="table-column">
      <style:table-column-properties style:column-width="0.0347in"/>
    </style:style>
    <style:style style:name="Table1.C" style:family="table-column">
      <style:table-column-properties style:column-width="1.3833in"/>
    </style:style>
    <style:style style:name="Table1.1" style:family="table-row">
      <style:table-row-properties style:min-row-height="0.1535in"/>
    </style:style>
    <style:style style:name="Table1.A1" style:family="table-cell">
      <style:table-cell-properties fo:padding="0.0382in" fo:border-left="none" fo:border-right="none" fo:border-top="0.25pt solid #000000" fo:border-bottom="0.25pt solid #000000"/>
    </style:style>
    <style:style style:name="Table1.B1" style:family="table-cell">
      <style:table-cell-properties fo:background-color="transparent" fo:padding="0.0382in" fo:border-left="none" fo:border-right="none" fo:border-top="0.25pt solid #000000" fo:border-bottom="0.25pt solid #000000">
        <style:background-image/>
      </style:table-cell-properties>
    </style:style>
    <style:style style:name="Table1.2" style:family="table-row">
      <style:table-row-properties style:min-row-height="0.4174in"/>
    </style:style>
    <style:style style:name="Table1.A2" style:family="table-cell">
      <style:table-cell-properties fo:padding="0.0382in" fo:border-left="none" fo:border-right="none" fo:border-top="none" fo:border-bottom="0.25pt solid #000000"/>
    </style:style>
    <style:style style:name="Table1.3" style:family="table-row">
      <style:table-row-properties style:min-row-height="0.5424in"/>
    </style:style>
    <style:style style:name="Table1.A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/>
    </style:style>
    <style:style style:name="P2" style:family="paragraph" style:parent-style-name="Table_20_Contents">
      <style:paragraph-properties fo:margin-left="-0.0028in" fo:margin-right="-0.0382in" fo:text-align="end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6pt" style:font-size-asian="6pt" style:font-size-complex="6pt"/>
    </style:style>
    <style:style style:name="P3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6pt" fo:font-weight="normal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left="-0.0028in" fo:margin-right="-0.038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bold" style:font-size-asian="7pt" style:font-weight-asian="bold" style:font-size-complex="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dsječak1"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P1"><text:span text:style-name="T6"><text:script script:language="JOOScript">@table:table-row
[#list lab.data as it]
@/table:table-row
[/#list]</text:script></text:span><text:span text:style-name="T6"> </text:span><text:span text:style-name="T5">${lab.pred}</text:span></text:p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 table:style-name="Table1.1">
                  <table:table-cell table:style-name="Table1.A1" office:value-type="string">
                    <text:p text:style-name="P3">id: <text:span text:style-name="T7">${it.id}</text:span></text:p>
                  </table:table-cell>
                  <table:table-cell table:style-name="Table1.B1" table:number-columns-spanned="2" office:value-type="string">
                    <text:p text:style-name="P3">bk: <text:span text:style-name="T7">${it.bk}</text:span></text:p>
                  </table:table-cell>
                  <table:covered-table-cell/>
                </table:table-row>
                <table:table-row table:style-name="Table1.2">
                  <table:table-cell table:style-name="Table1.A2" table:number-columns-spanned="3" office:value-type="string">
                    <text:p text:style-name="P8">${it.naz}</text:p>
                  </table:table-cell>
                  <table:covered-table-cell/>
                  <table:covered-table-cell/>
                </table:table-row>
                <table:table-row table:style-name="Table1.3">
                  <table:table-cell table:style-name="Table1.A3" table:number-columns-spanned="2" office:value-type="string">
                    <text:p text:style-name="P3">Br.kalk: ${lab.dok}<text:line-break/>tkm.br.: ${lab.tkm}<text:line-break/><text:line-break/><text:span text:style-name="T10">(${it.jmj})</text:span></text:p>
                  </table:table-cell>
                  <table:covered-table-cell/>
                  <table:table-cell table:style-name="Table1.C3" office:value-type="string">
                    <text:p text:style-name="P2"><text:span text:style-name="T8">${it.c1}</text:span><text:span text:style-name="T5"> <text:line-break/>KM <text:s text:c="2"/></text:span></text:p>
                  </table:table-cell>
                </table:table-row>
              </table:table>
              <text:p text:style-name="P5"><text:line-break/></text:p>
            </table:table-cell>
          </table:table-row>
        </table:table>
        <text:p text:style-name="P6"/>
        <text:p text:style-name="P6"><text:s/></text:p>
        <text:p text:style-name="P4"/>
        <text:p text:style-name="P7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ad Husremović</meta:initial-creator>
    <meta:creation-date>2012-06-12T13:47:07</meta:creation-date>
    <dc:date>2012-10-26T10:20:11</dc:date>
    <meta:editing-duration>PT2H5M8S</meta:editing-duration>
    <meta:editing-cycles>82</meta:editing-cycles>
    <meta:generator>LibreOffice/3.4$Unix LibreOffice_project/340m1$Build-12</meta:generator>
    <meta:document-statistic meta:table-count="2" meta:image-count="0" meta:object-count="0" meta:page-count="1" meta:paragraph-count="0" meta:word-count="13" meta:character-count="115" meta:non-whitespace-character-count="99"/>
  </office:meta>
</office:document-meta>
</file>